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028in"/>
    </style:style>
    <style:style style:name="co2" style:family="table-column">
      <style:table-column-properties fo:break-before="auto" style:column-width="4.24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402in"/>
    </style:style>
    <style:style style:name="co5" style:family="table-column">
      <style:table-column-properties fo:break-before="auto" style:column-width="1.4846in"/>
    </style:style>
    <style:style style:name="co6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style:vertical-align="top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Lohit Hindi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2" table:default-cell-style-name="ce3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2" office:value-type="string">
            <text:p>Constraints or Possibilities</text:p>
          </table:table-cell>
          <table:table-cell table:style-name="ce2" table:number-columns-repeated="6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" office:value-type="string">
            <text:p>Delta Nodes</text:p>
          </table:table-cell>
          <table:table-cell table:style-name="ce1" office:value-type="string">
            <text:p>Delta Conn</text:p>
          </table:table-cell>
          <table:table-cell table:style-name="ce1" office:value-type="string">
            <text:p>Delta Val</text:p>
          </table:table-cell>
          <table:table-cell table:style-name="ce1" office:value-type="string">
            <text:p>Delta sig</text:p>
          </table:table-cell>
          <table:table-cell table:style-name="ce1" office:value-type="string">
            <text:p>Signal Back</text:p>
          </table:table-cell>
          <table:table-cell table:style-name="ce1" office:value-type="string">
            <text:p>C conserved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Connection Value Type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Quantized Complex</text:p>
          </table:table-cell>
          <table:table-cell table:number-columns-repeated="1015"/>
        </table:table-row>
        <table:table-row table:style-name="ro1">
          <table:table-cell office:value-type="string">
            <text:p>Connection Value Min (minVal)</text:p>
          </table:table-cell>
          <table:table-cell office:value-type="string">
            <text:p>From 2 to minConn</text:p>
          </table:table-cell>
          <table:table-cell table:number-columns-repeated="6"/>
          <table:table-cell office:value-type="string">
            <text:p>|z| = 1</text:p>
          </table:table-cell>
          <table:table-cell table:number-columns-repeated="1015"/>
        </table:table-row>
        <table:table-row table:style-name="ro1">
          <table:table-cell office:value-type="string">
            <text:p>Connection Value Max (maxVal)</text:p>
          </table:table-cell>
          <table:table-cell office:value-type="string">
            <text:p>From 2*minConn to XXX (needs to be X*minVal)</text:p>
          </table:table-cell>
          <table:table-cell table:number-columns-repeated="6"/>
          <table:table-cell office:value-type="string">
            <text:p>|z| = 2*Node.MIN</text:p>
          </table:table-cell>
          <table:table-cell table:number-columns-repeated="1015"/>
        </table:table-row>
        <table:table-row table:style-name="ro1">
          <table:table-cell office:value-type="string">
            <text:p>Node Min Connections (minConn)</text:p>
          </table:table-cell>
          <table:table-cell office:value-type="string">
            <text:p>From 3 to 4</text:p>
          </table:table-cell>
          <table:table-cell table:number-columns-repeated="6"/>
          <table:table-cell office:value-type="string">
            <text:p>From 3 to 4</text:p>
          </table:table-cell>
          <table:table-cell table:number-columns-repeated="1015"/>
        </table:table-row>
        <table:table-row table:style-name="ro1">
          <table:table-cell office:value-type="string">
            <text:p>Node Max Connections (maxConn)</text:p>
          </table:table-cell>
          <table:table-cell office:value-type="string">
            <text:p>From 4 to 12</text:p>
          </table:table-cell>
          <table:table-cell table:number-columns-repeated="6"/>
          <table:table-cell office:value-type="string">
            <text:p>From 4 to 12</text:p>
          </table:table-cell>
          <table:table-cell table:number-columns-repeated="1015"/>
        </table:table-row>
        <table:table-row table:style-name="ro1">
          <table:table-cell office:value-type="string">
            <text:p>Signal to Val (sigToVal)</text:p>
          </table:table-cell>
          <table:table-cell office:value-type="string">
            <text:p>1 Sig = 1 Val</text:p>
          </table:table-cell>
          <table:table-cell table:number-columns-repeated="6"/>
          <table:table-cell office:value-type="string">
            <text:p>1 Sig from cIN = -cIN.va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 Sig = minVal</text:p>
          </table:table-cell>
          <table:table-cell table:number-columns-repeated="1022"/>
        </table:table-row>
        <table:table-row table:style-name="ro1">
          <table:table-cell office:value-type="string">
            <text:p>maxVal to Signal (maxValToSig)</text:p>
          </table:table-cell>
          <table:table-cell office:value-type="string">
            <text:p>maxVal/minVal = R</text:p>
          </table:table-cell>
          <table:table-cell table:number-columns-repeated="1022"/>
        </table:table-row>
        <table:table-row table:style-name="ro1">
          <table:table-cell office:value-type="string">
            <text:p>Val to Signal Length (valToSL)</text:p>
          </table:table-cell>
          <table:table-cell office:value-type="string">
            <text:p>sig.length = val</text:p>
          </table:table-cell>
          <table:table-cell table:number-columns-repeated="6"/>
          <table:table-cell office:value-type="string">
            <text:p>sig.length = |z|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g.length = Val.MAX-(val-Val.MIN)</text:p>
          </table:table-cell>
          <table:table-cell table:number-columns-repeated="6"/>
          <table:table-cell office:value-type="string">
            <text:p>sig.length = |Val.MAX|-(|z|-|Val.MIN|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ut 0</text:p>
          </table:table-cell>
          <table:table-cell office:value-type="string">
            <text:p>Explode, connect (transform sig to val)</text:p>
          </table:table-cell>
          <table:table-cell table:style-name="ce4" office:value-type="string">
            <text:p>+IN-1</text:p>
          </table:table-cell>
          <table:table-cell table:style-name="ce4" office:value-type="string">
            <text:p>+IN</text:p>
          </table:table-cell>
          <table:table-cell table:style-name="ce4" office:value-type="string">
            <text:p>+IN*sToVal<text:span text:style-name="T2">(</text:span>sig<text:span text:style-name="T2">)</text:span></text:p>
          </table:table-cell>
          <table:table-cell table:style-name="ce4" office:value-type="string">
            <text:p>-I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>
            <text:p>Out 1</text:p>
          </table:table-cell>
          <table:table-cell office:value-type="string">
            <text:p>Add (sig to val) to OUT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+<text:span text:style-name="T2">(</text:span>IN-1<text:span text:style-name="T2">)</text:span>*sToVal(sig)</text:p>
          </table:table-cell>
          <table:table-cell table:style-name="ce4" office:value-type="string">
            <text:p>-IN+1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f Max and break is possible, =&gt; </text:p>
            <text:p><text:s text:c="3"/>transform (leftVal + Max) to signals then val left to conn of nOUT</text:p>
            <text:p><text:s text:c="3"/>then send left over signals to back I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string">
            <text:p>-maxVal</text:p>
          </table:table-cell>
          <table:table-cell table:style-name="ce4" office:value-type="string">
            <text:p>+maxVal/minVal</text:p>
          </table:table-cell>
          <table:table-cell table:style-name="ce4" office:value-type="string">
            <text:p>M</text:p>
          </table:table-cell>
          <table:table-cell table:style-name="ce4" office:value-type="string">
            <text:p>Y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if Max and cannot break because nOut.conn = minConn, =&gt;</text:p>
            <text:p><text:s text:c="2"/>Split me in 2 nodes,</text:p>
            <text:p><text:s text:c="4"/>cut MAX in half for each new conn to nOUT,</text:p>
            <text:p><text:s text:c="4"/>use 1 sig for MIN connection between me and the new node (if needed),</text:p>
            <text:p><text:s text:c="4"/>sends 2 signals from new conns, transform left signals to val on new OUT con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+1*sToVal<text:span text:style-name="T2">(</text:span>sig<text:span text:style-name="T2">)</text:span>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if Max and cannot break because n.conn == minConn, =&gt;</text:p>
            <text:p><text:s text:c="2"/>Disappear, create needed conn for validity (can it always be achieved keeping C?), redistribute left val as val then signals (or the opposite?)</text:p>
          </table:table-cell>
          <table:table-cell table:style-name="ce4" office:value-type="float" office:value="-1">
            <text:p>-1</text:p>
          </table:table-cell>
          <table:table-cell table:style-name="ce4" office:value-type="string">
            <text:p>-(IN+OUT)+N, where N are needed connections for nIN to have minConn</text:p>
          </table:table-cell>
          <table:table-cell table:style-name="ce4" office:value-type="string">
            <text:p>-maxVal + N*minVal</text:p>
          </table:table-cell>
          <table:table-cell table:style-name="ce4" office:value-type="string">
            <text:p>-N+R</text:p>
          </table:table-cell>
          <table:table-cell table:style-name="ce4" office:value-type="string">
            <text:p>M</text:p>
          </table:table-cell>
          <table:table-cell table:style-name="ce4" office:value-type="string">
            <text:p>Y</text:p>
          </table:table-cell>
          <table:table-cell table:number-columns-repeated="1016"/>
        </table:table-row>
        <table:table-row table:style-name="ro5">
          <table:table-cell office:value-type="string">
            <text:p>Out 2</text:p>
          </table:table-cell>
          <table:table-cell office:value-type="string">
            <text:p>AllSmall =&gt;</text:p>
            <text:p><text:span text:style-name="T1"><text:s text:c="2"/></text:span><text:span text:style-name="T1">Explode, connect (transform sig to val)</text:span></text:p>
          </table:table-cell>
          <table:table-cell table:style-name="ce4" office:value-type="string">
            <text:p>+IN-1</text:p>
          </table:table-cell>
          <table:table-cell table:style-name="ce4" office:value-type="string">
            <text:p>+IN</text:p>
          </table:table-cell>
          <table:table-cell table:style-name="ce4" office:value-type="string">
            <text:p>+IN*sToVal<text:span text:style-name="T2">(</text:span>sig<text:span text:style-name="T2">)</text:span></text:p>
          </table:table-cell>
          <table:table-cell table:style-name="ce4" office:value-type="string">
            <text:p>-I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AllBig =&gt;</text:p>
            <text:p><text:span text:style-name="T1"><text:s text:c="2"/></text:span><text:span text:style-name="T1">Disappear, create needed conn for validity (can it always be </text:span><text:span text:style-name="T1">achieved keeping C?), redistribute left val as val then signals (or </text:span><text:span text:style-name="T1">the opposite?)</text:span></text:p>
          </table:table-cell>
          <table:table-cell table:style-name="ce4" office:value-type="float" office:value="-1">
            <text:p>-1</text:p>
          </table:table-cell>
          <table:table-cell table:style-name="ce4" office:value-type="string">
            <text:p>-(IN+OUT)+N, where N are needed connections for nIN to have minConn</text:p>
          </table:table-cell>
          <table:table-cell table:style-name="ce4" office:value-type="string">
            <text:p>-maxVal + N*minVal</text:p>
          </table:table-cell>
          <table:table-cell table:style-name="ce4" office:value-type="string">
            <text:p>-N+R</text:p>
          </table:table-cell>
          <table:table-cell table:style-name="ce4" office:value-type="string">
            <text:p>M</text:p>
          </table:table-cell>
          <table:table-cell table:style-name="ce4" office:value-type="string">
            <text:p>Y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mall++, Big--, resign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6"/>
          <table:table-cell table:number-columns-repeated="1016"/>
        </table:table-row>
        <table:table-row table:style-name="ro1">
          <table:table-cell office:value-type="string">
            <text:p>STUPID???</text:p>
          </table:table-cell>
          <table:table-cell/>
          <table:table-cell table:style-name="ce4" table:number-columns-repeated="6"/>
          <table:table-cell table:number-columns-repeated="1016"/>
        </table:table-row>
        <table:table-row table:style-name="ro4">
          <table:table-cell office:value-type="string">
            <text:p>Out 1 (no work?)</text:p>
          </table:table-cell>
          <table:table-cell office:value-type="string">
            <text:p><text:s/>if cannot break and can add 1 conn on Me and nOUT, cut OUT with 2 connected nodes (use 1 sig for MIN connection), sends 2 signals from new nodes, transform left signals to val on new OUT conn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office:value-type="string">
            <text:p><text:s/>if cannot break and cannot add 1 more conn to Me or nOUT, FUCK!!!</text:p>
          </table:table-cell>
          <table:table-cell table:style-name="ce4" table:number-columns-repeated="6"/>
          <table:table-cell table:number-columns-repeated="1016"/>
        </table:table-row>
        <table:table-row table:style-name="ro1">
          <table:table-cell office:value-type="string">
            <text:p>Out 0</text:p>
          </table:table-cell>
          <table:table-cell office:value-type="string">
            <text:p>Explode, connect (+IN*MIN space), resignal (conserved)</text:p>
          </table:table-cell>
          <table:table-cell table:style-name="ce4" office:value-type="string">
            <text:p>+IN-1</text:p>
          </table:table-cell>
          <table:table-cell table:style-name="ce4" office:value-type="string">
            <text:p>+IN</text:p>
          </table:table-cell>
          <table:table-cell table:style-name="ce4" office:value-type="string">
            <text:p>+IN*MI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O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11/23/2010</text:date>, <text:time>20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eric Simon</meta:initial-creator>
    <meta:creation-date>2010-11-20T12:07:14</meta:creation-date>
    <dc:date>2010-11-23T20:27:22</dc:date>
    <dc:creator>Frederic Simon</dc:creator>
    <meta:editing-duration>PT80H20M09S</meta:editing-duration>
    <meta:editing-cycles>6</meta:editing-cycles>
    <meta:generator>OpenOffice.org/3.2$Unix OpenOffice.org_project/320m19$Build-9505</meta:generator>
    <meta:document-statistic meta:table-count="3" meta:cell-count="104" meta:object-count="0"/>
  </office:meta>
</office:document-meta>
</file>